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mbria" svg:font-family="Cambria" style:font-family-generic="roman" style:font-pitch="variable"/>
    <style:font-face style:name="Lucida Sans Unicode" svg:font-family="'Lucida Sans Unicode'" style:font-family-generic="swiss" style:font-pitch="variable"/>
    <style:font-face style:name="StarSymbol" svg:font-family="StarSymbol" style:font-family-generic="system" style:font-charset="x-symbol"/>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P1" style:family="paragraph" style:parent-style-name="Title" style:master-page-name="MP0">
      <style:paragraph-properties style:page-number="auto" fo:break-before="page"/>
    </style:style>
    <style:style style:name="P2" style:family="paragraph" style:parent-style-name="Normal">
      <style:text-properties officeooo:paragraph-rsid="0010b7d6"/>
    </style:style>
    <style:style style:name="P3" style:family="paragraph" style:parent-style-name="Normal">
      <style:text-properties officeooo:rsid="0010aaf1" officeooo:paragraph-rsid="0010aaf1"/>
    </style:style>
    <style:style style:name="P4" style:family="paragraph" style:parent-style-name="Normal">
      <style:paragraph-properties fo:padding-left="0cm" fo:padding-right="0cm" fo:padding-top="0cm" fo:padding-bottom="0.035cm" fo:border-left="none" fo:border-right="none" fo:border-top="none" fo:border-bottom="0.74pt solid #000000" style:shadow="none"/>
    </style:style>
    <style:style style:name="P5" style:family="paragraph" style:parent-style-name="Normal">
      <style:paragraph-properties fo:padding-left="0cm" fo:padding-right="0cm" fo:padding-top="0cm" fo:padding-bottom="0.035cm" fo:border-left="none" fo:border-right="none" fo:border-top="none" fo:border-bottom="0.74pt solid #000000" style:shadow="none"/>
      <style:text-properties officeooo:paragraph-rsid="0010aaf1"/>
    </style:style>
    <style:style style:name="P6" style:family="paragraph" style:parent-style-name="Normal" style:list-style-name="L1">
      <style:text-properties officeooo:paragraph-rsid="0010aaf1"/>
    </style:style>
    <style:style style:name="P7" style:family="paragraph" style:parent-style-name="Normal" style:list-style-name="L1">
      <style:text-properties officeooo:paragraph-rsid="0010b7d6"/>
    </style:style>
    <style:style style:name="P8" style:family="paragraph" style:parent-style-name="Normal" style:list-style-name="L1">
      <style:text-properties officeooo:rsid="0010b7d6" officeooo:paragraph-rsid="0010b7d6"/>
    </style:style>
    <style:style style:name="T1" style:family="text">
      <style:text-properties officeooo:rsid="000e1810"/>
    </style:style>
    <style:style style:name="T2" style:family="text">
      <style:text-properties officeooo:rsid="0010aaf1"/>
    </style:style>
    <style:style style:name="T3" style:family="text">
      <style:text-properties officeooo:rsid="0010b7d6"/>
    </style:style>
    <style:style style:name="T4" style:family="text">
      <style:text-properties style:text-position="super 58%" officeooo:rsid="0010aaf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rwtensoep (<text:span text:style-name="T1">5</text:span> liter)</text:p>
      <text:p text:style-name="Normal"><text:span text:style-name="T1">- 1</text:span> kg spliterwten</text:p>
      <text:p text:style-name="Normal"><text:span text:style-name="T1">- 500 g</text:span> prei</text:p>
      <text:p text:style-name="Normal"><text:span text:style-name="T1">- 500 g </text:span>aardappelen</text:p>
      <text:p text:style-name="P2"><text:span text:style-name="T1">- 500 g </text:span>knolselderij <text:span text:style-name="T2">(= plm 1 hele, niet te grote)</text:span></text:p>
      <text:p text:style-name="Normal"><text:span text:style-name="T1">- 250-</text:span><text:span text:style-name="T2">500</text:span><text:span text:style-name="T1"> g (</text:span>winter<text:span text:style-name="T1">)</text:span>wortel</text:p>
      <text:p text:style-name="Normal"/>
      <text:p text:style-name="P3">Naar smaak:</text:p>
      <text:p text:style-name="Normal"><text:span text:style-name="T1">- max. </text:span>1 kg varkensvlees (hamschijf, krabbetjes/hamlappen)</text:p>
      <text:p text:style-name="P4"><text:span text:style-name="T1">- </text:span><text:span text:style-name="T2">zout</text:span></text:p>
      <text:p text:style-name="P5">- rookworst</text:p>
      <text:p text:style-name="P5">- bladselderij.</text:p>
      <text:p text:style-name="P4"/>
      <text:p text:style-name="Normal"/>
      <text:list text:style-name="L1">
        <text:list-item>
          <text:p text:style-name="P6"><text:span text:style-name="T2">Voor de niet-vegetarische versie: v</text:span>lees met <text:span text:style-name="T1">0,5</text:span> liter water en zout 2 uur laten garen, <text:span text:style-name="T3">en daarna het vlees ontbotten en klein snijden</text:span>.<text:line-break/><text:span text:style-name="T2">Voor de vegetarische versie laat je deze stap gewoon weg.</text:span></text:p>
        </text:list-item>
        <text:list-item>
          <text:p text:style-name="P7">Spliterwten met <text:span text:style-name="T1">2</text:span> liter water laten garen (<text:span text:style-name="T2">minstens een </text:span>uurtje, op vlamverdeler en af en toe roeren), <text:span text:style-name="T2">totdat het helemaal pap is</text:span>. </text:p>
        </text:list-item>
        <text:list-item>
          <text:p text:style-name="P8">Knolselderij schoonmaken en in blokjes van plm. 1x1 <text:span text:style-name="T2">cm</text:span><text:span text:style-name="T4">3</text:span> snijden.</text:p>
        </text:list-item>
        <text:list-item>
          <text:p text:style-name="P8">Prei en wortels schoonmaken en in stukjes snijden.</text:p>
        </text:list-item>
        <text:list-item>
          <text:p text:style-name="P8">Aardappelen schoonmaken en in (zeker niet te kleine!) blokjes snijden. Bij de kleine blokjes wordt de soep te dik en heb je kans dat het ‘stopverf’wordt. Bij te grote blokjes wordt hij misschien wat te dun.</text:p>
        </text:list-item>
        <text:list-item>
          <text:p text:style-name="P6">De groene helft van de prei met aardappelen, knol en wortel met <text:span text:style-name="T1">0,</text:span>5 liter <text:span text:style-name="T3">(weinig dus) </text:span>water <text:span text:style-name="T2">koken tot het bijna gaar is – </text:span><text:span text:style-name="T3">de aardappelen mogen niet papperig worden.</text:span> </text:p>
        </text:list-item>
        <text:list-item>
          <text:p text:style-name="P6">Als alles gaar is alles (in een pan van <text:span text:style-name="T1">5 </text:span>liter of meer) bij elkaar mikken, <text:span text:style-name="T3">zout naar smaak toevoegen,</text:span> en even laten doorkoken/roeren.</text:p>
        </text:list-item>
        <text:list-item>
          <text:p text:style-name="P6">Witte preihelften klein snijden en er door roeren. <text:span text:style-name="T3">Het wordt wel gaar als de boel afkoelt.</text:span></text:p>
        </text:list-item>
        <text:list-item>
          <text:p text:style-name="P6">Bladselderij klein snijden en apart er bij serveren (evenals de rookworst).</text:p>
        </text:list-item>
      </text:list>
      <text:p text:style-name="Normal"/>
      <text:p text:style-name="Normal">Tip: als je de groenten heel fijn snijdt (met name: de aardappelen) dan wordt de soep dikker. In grove brokken vind ik hem wat aan de dunne kan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mbria" svg:font-family="Cambria" style:font-family-generic="roman" style:font-pitch="variable"/>
    <style:font-face style:name="Lucida Sans Unicode" svg:font-family="'Lucida Sans Unicode'" style:font-family-generic="swiss" style:font-pitch="variable"/>
    <style:font-face style:name="StarSymbol" svg:font-family="StarSymbol" style:font-family-generic="system" style:font-charset="x-symbol"/>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nl" fo:country="NL" fo:font-style="normal" style:text-underline-style="none" fo:font-weight="normal" style:letter-kerning="true" style:font-name-asian="Lucida Sans Unicode" style:font-size-asian="12pt" style:language-asian="nl" style:country-asian="NL"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nl" fo:country="NL" fo:font-style="normal" style:text-underline-style="none" fo:font-weight="normal" style:letter-kerning="true" fo:background-color="transparent" style:font-name-asian="Lucida Sans Unicode" style:font-size-asian="12pt" style:language-asian="nl" style:country-asian="NL"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fo:keep-with-next="always"/>
      <style:text-properties style:font-name="Arial" fo:font-family="Arial"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hyphenation-ladder-count="no-limit" fo:hyphenation-keep="auto" loext:hyphenation-keep-type="column"/>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chapter">
      <style:paragraph-properties fo:margin-top="0.353cm" fo:margin-bottom="0cm" style:contextual-spacing="false" fo:keep-together="always" fo:hyphenation-ladder-count="no-limit" fo:hyphenation-keep="auto" loext:hyphenation-keep-type="column"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hyphenation-ladder-count="no-limit" fo:hyphenation-keep="auto" loext:hyphenation-keep-type="column" text:number-lines="false" text:line-number="0">
        <style:tab-stops>
          <style:tab-stop style:position="8.498cm" style:type="center"/>
          <style:tab-stop style:position="16.999cm" style:type="right"/>
        </style:tab-stops>
      </style:paragraph-properties>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499cm" fo:hyphenation-ladder-count="no-limit" fo:hyphenation-keep="auto" loext:hyphenation-keep-type="column" fo:text-indent="-0.499cm"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cm" fo:margin-bottom="0.529cm" style:contextual-spacing="false" fo:hyphenation-ladder-count="no-limit" fo:hyphenation-keep="auto" loext:hyphenation-keep-type="column" fo:padding-left="0cm" fo:padding-right="0cm" fo:padding-top="0cm" fo:padding-bottom="0.141cm" fo:border-left="none" fo:border-right="none" fo:border-top="none" fo:border-bottom="0.99pt solid #4f81bd" style:shadow="none"/>
      <style:text-properties fo:color="#17365d" loext:opacity="100%" style:font-name="Cambria" fo:font-family="Cambria" style:font-family-generic="roman" style:font-pitch="variable" fo:font-size="26pt" fo:letter-spacing="0.009cm"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hyphenation-ladder-count="no-limit" fo:hyphenation-keep="auto" loext:hyphenation-keep-type="column"/>
      <style:text-properties fo:color="#4f81bd" loext:opacity="100%" style:font-name="Cambria" fo:font-family="Cambria" style:font-family-generic="roman" style:font-pitch="variable" fo:letter-spacing="0.026cm"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style:text-properties fo:font-size="10pt" style:font-size-asian="10pt" style:font-size-complex="10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Footnote_20_Symbol" style:display-name="Footnote Symbol" style:family="text"/>
    <style:style style:name="Bullet_20_Symbols" style:display-name="Bullet Symbols" style:family="text">
      <style:text-properties style:font-name="StarSymbol" fo:font-family="StarSymbol" style:font-family-generic="system" style:font-charset="x-symbol" fo:font-size="9pt" style:font-name-asian="StarSymbol" style:font-family-asian="StarSymbol" style:font-family-generic-asian="system" style:font-charset-asian="x-symbol" style:font-size-asian="9pt" style:font-name-complex="StarSymbol" style:font-family-complex="StarSymbol" style:font-family-generic-complex="system"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anchor" style:display-name="Footnote anchor" style:family="text">
      <style:text-properties style:text-position="super 67%"/>
    </style:style>
    <style:style style:name="Title_20_Char" style:display-name="Title Char" style:family="text" style:parent-style-name="Default_20_Paragraph_20_Font">
      <style:text-properties fo:color="#17365d" loext:opacity="100%"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_20_Char" style:display-name="Subtitle Char" style:family="text" style:parent-style-name="Default_20_Paragraph_20_Font">
      <style:text-properties fo:color="#4f81bd" loext:opacity="100%" style:font-name="Cambria" fo:font-family="Cambria" style:font-family-generic="roman" style:font-pitch="variable" fo:letter-spacing="0.026cm"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4_20_Char" style:display-name="Heading 4 Char" style:family="text" style:parent-style-name="Default_20_Paragraph_20_Font">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67%"/>
    </style:style>
    <style:style style:name="Numbering_20_Symbols" style:display-name="Numbering Symbols"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5.2$Windows_X86_64 LibreOffice_project/03d19516eb2e1dd5d4ccd751a0d6f35f35e08022</meta:generator>
    <meta:initial-creator>R J</meta:initial-creator>
    <meta:creation-date>2015-12-21T13:34:00Z</meta:creation-date>
    <dc:date>2025-11-03T22:47:33.246642500</dc:date>
    <meta:print-date>2025-10-31T10:44:38.397454000</meta:print-date>
    <meta:editing-cycles>6</meta:editing-cycles>
    <meta:editing-duration>PT23M24S</meta:editing-duration>
    <meta:document-statistic meta:table-count="0" meta:image-count="0" meta:object-count="0" meta:page-count="1" meta:paragraph-count="21" meta:word-count="271" meta:character-count="1516" meta:non-whitespace-character-count="1272"/>
    <meta:user-defined meta:name="Docear4Word_StyleTitle">IEEE</meta:user-defined>
    <meta:user-defined meta:name="Info 1"/>
    <meta:user-defined meta:name="Info 2"/>
    <meta:user-defined meta:name="Info 3"/>
    <meta:user-defined meta:name="Info 4" meta:value-type="string"/>
    <meta:template xlink:type="simple" xlink:actuate="onRequest" xlink:title="" xlink:href="../Erwtensoep%20van%20Pierre.odt/Normal.dotm"/>
  </office:meta>
</office:document-meta>
</file>